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0190c2" officeooo:paragraph-rsid="000190c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0190c2" officeooo:paragraph-rsid="000190c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032c01" officeooo:paragraph-rsid="00032c01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fo:font-size="20pt" fo:font-weight="bold" officeooo:rsid="00032c01" officeooo:paragraph-rsid="00032c01" style:font-size-asian="20pt" style:font-weight-asian="bold" style:font-size-complex="2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fo:font-size="20pt" fo:font-weight="bold" officeooo:rsid="000585dd" officeooo:paragraph-rsid="000585d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07493e" officeooo:paragraph-rsid="0007493e" style:font-size-asian="20pt" style:font-weight-asian="bold" style:font-size-complex="20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loext:opacity="100%" fo:font-size="20pt" fo:font-weight="bold" officeooo:rsid="0007493e" officeooo:paragraph-rsid="0007493e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apes de configuration</text:p>
      <text:p text:style-name="P2">1. Assigner des adresses ip et activer les ports des Routeurs.</text:p>
      <text:p text:style-name="P2">2.Configurer ospf sur les routeurs.</text:p>
      <text:p text:style-name="P3">3.Configurer les elements de base sur les FW</text:p>
      <text:list text:style-name="L1">
        <text:list-item>
          <text:p text:style-name="P4">hostname</text:p>
        </text:list-item>
        <text:list-item>
          <text:p text:style-name="P4">les interfaces</text:p>
        </text:list-item>
        <text:list-item>
          <text:p text:style-name="P5">autoriser </text:p>
        </text:list-item>
      </text:list>
      <text:p text:style-name="P6">4.Attribuer une ip add a l’interface du webterm</text:p>
      <text:list text:style-name="L2">
        <text:list-item>
          <text:p text:style-name="P7">click droit → edit config</text:p>
        </text:list-item>
        <text:list-item>
          <text:p text:style-name="P7">double click → terminal → entrer ‘ifup eth0’ pour appliquer la config</text:p>
        </text:list-item>
        <text:list-item>
          <text:p text:style-name="P7">configurer les portsdu FW via l’interface graphique</text:p>
        </text:list-item>
      </text:list>
      <text:p text:style-name="P6">5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6:00:13.405615425</meta:creation-date>
    <dc:date>2026-04-21T17:23:50.020393070</dc:date>
    <meta:editing-duration>PT1H3M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70" meta:character-count="396" meta:non-whitespace-character-count="343"/>
  </office:meta>
</office:document-meta>
</file>